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f571" officeooo:paragraph-rsid="0002f571"/>
    </style:style>
    <style:style style:name="P2" style:family="paragraph" style:parent-style-name="Standard">
      <style:text-properties officeooo:rsid="00035149" officeooo:paragraph-rsid="00035149"/>
    </style:style>
    <style:style style:name="P3" style:family="paragraph" style:parent-style-name="Standard">
      <style:text-properties officeooo:rsid="00050c68" officeooo:paragraph-rsid="00050c68"/>
    </style:style>
    <style:style style:name="P4" style:family="paragraph" style:parent-style-name="Standard">
      <style:text-properties officeooo:rsid="00050c68" officeooo:paragraph-rsid="000ac470"/>
    </style:style>
    <style:style style:name="P5" style:family="paragraph" style:parent-style-name="Standard">
      <style:text-properties officeooo:rsid="0005cc0a" officeooo:paragraph-rsid="0005cc0a"/>
    </style:style>
    <style:style style:name="P6" style:family="paragraph" style:parent-style-name="Standard">
      <style:text-properties officeooo:paragraph-rsid="0005cc0a"/>
    </style:style>
    <style:style style:name="P7" style:family="paragraph" style:parent-style-name="Standard">
      <style:text-properties officeooo:rsid="0007694a" officeooo:paragraph-rsid="0007694a"/>
    </style:style>
    <style:style style:name="P8" style:family="paragraph" style:parent-style-name="Standard">
      <style:text-properties officeooo:rsid="0007694a" officeooo:paragraph-rsid="000881f7"/>
    </style:style>
    <style:style style:name="P9" style:family="paragraph" style:parent-style-name="Standard">
      <style:text-properties officeooo:rsid="000881f7" officeooo:paragraph-rsid="000881f7"/>
    </style:style>
    <style:style style:name="P10" style:family="paragraph" style:parent-style-name="Standard">
      <style:text-properties officeooo:paragraph-rsid="000881f7"/>
    </style:style>
    <style:style style:name="P11" style:family="paragraph" style:parent-style-name="Standard">
      <style:text-properties officeooo:rsid="00089c5b" officeooo:paragraph-rsid="00089c5b"/>
    </style:style>
    <style:style style:name="P12" style:family="paragraph" style:parent-style-name="Standard">
      <style:text-properties officeooo:rsid="00089c5b" officeooo:paragraph-rsid="0008e2f4"/>
    </style:style>
    <style:style style:name="P13" style:family="paragraph" style:parent-style-name="Standard">
      <style:text-properties officeooo:rsid="00097a8e" officeooo:paragraph-rsid="00097a8e"/>
    </style:style>
    <style:style style:name="P14" style:family="paragraph" style:parent-style-name="Standard">
      <style:text-properties officeooo:rsid="00097a8e" officeooo:paragraph-rsid="000ac470"/>
    </style:style>
    <style:style style:name="P15" style:family="paragraph" style:parent-style-name="Standard">
      <style:text-properties officeooo:rsid="000ac470" officeooo:paragraph-rsid="000ac470"/>
    </style:style>
    <style:style style:name="P16" style:family="paragraph" style:parent-style-name="Standard">
      <style:paragraph-properties fo:text-align="center" style:justify-single-word="false"/>
      <style:text-properties fo:font-weight="bold" officeooo:paragraph-rsid="0002f571"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050c68" officeooo:paragraph-rsid="000ac470"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050c68" officeooo:paragraph-rsid="00050c68"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035149" officeooo:paragraph-rsid="00035149"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0ac470" officeooo:paragraph-rsid="000ac470"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07694a" officeooo:paragraph-rsid="0007694a"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089c5b" officeooo:paragraph-rsid="00089c5b"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0ddb8d" officeooo:paragraph-rsid="000ddb8d" style:font-weight-asian="bold" style:font-weight-complex="bold"/>
    </style:style>
    <style:style style:name="P24" style:family="paragraph" style:parent-style-name="Standard">
      <style:text-properties style:text-underline-style="solid" style:text-underline-width="auto" style:text-underline-color="font-color" fo:font-weight="normal" officeooo:rsid="000ac470" officeooo:paragraph-rsid="000ac470" style:font-weight-asian="normal" style:font-weight-complex="normal"/>
    </style:style>
    <style:style style:name="P25" style:family="paragraph" style:parent-style-name="Standard">
      <style:text-properties style:text-underline-style="solid" style:text-underline-width="auto" style:text-underline-color="font-color" fo:font-weight="normal" officeooo:rsid="000ddb8d" officeooo:paragraph-rsid="000ddb8d" style:font-weight-asian="normal" style:font-weight-complex="normal"/>
    </style:style>
    <style:style style:name="P26" style:family="paragraph" style:parent-style-name="Standard">
      <style:text-properties style:text-underline-style="solid" style:text-underline-width="auto" style:text-underline-color="font-color" fo:font-weight="normal" officeooo:rsid="000e5020" officeooo:paragraph-rsid="000e5020" style:font-weight-asian="normal" style:font-weight-complex="normal"/>
    </style:style>
    <style:style style:name="P27" style:family="paragraph" style:parent-style-name="Standard">
      <style:text-properties style:text-underline-style="none" fo:font-weight="normal" officeooo:rsid="000ac470" officeooo:paragraph-rsid="000ac470" style:font-weight-asian="normal" style:font-weight-complex="normal"/>
    </style:style>
    <style:style style:name="P28" style:family="paragraph" style:parent-style-name="Standard">
      <style:text-properties style:text-underline-style="none" fo:font-weight="normal" officeooo:rsid="000ddb8d" officeooo:paragraph-rsid="000ddb8d" style:font-weight-asian="normal" style:font-weight-complex="normal"/>
    </style:style>
    <style:style style:name="P29" style:family="paragraph" style:parent-style-name="Standard">
      <style:text-properties style:text-underline-style="none" fo:font-weight="normal" officeooo:rsid="000e2c86" officeooo:paragraph-rsid="000e2c86" style:font-weight-asian="normal" style:font-weight-complex="normal"/>
    </style:style>
    <style:style style:name="P30" style:family="paragraph" style:parent-style-name="Standard">
      <style:text-properties style:text-underline-style="none" fo:font-weight="normal" officeooo:rsid="000e5020" officeooo:paragraph-rsid="000e5020" style:font-weight-asian="normal" style:font-weight-complex="normal"/>
    </style:style>
    <style:style style:name="P31" style:family="paragraph" style:parent-style-name="Standard">
      <style:text-properties officeooo:rsid="000ba6a6" officeooo:paragraph-rsid="000ba6a6"/>
    </style:style>
    <style:style style:name="P32" style:family="paragraph" style:parent-style-name="Standard">
      <style:text-properties officeooo:rsid="000c320e" officeooo:paragraph-rsid="000c320e"/>
    </style:style>
    <style:style style:name="P33" style:family="paragraph" style:parent-style-name="Standard">
      <style:text-properties officeooo:rsid="000c846f" officeooo:paragraph-rsid="000c846f"/>
    </style:style>
    <style:style style:name="P34" style:family="paragraph" style:parent-style-name="Standard">
      <style:paragraph-properties fo:break-before="page"/>
      <style:text-properties officeooo:rsid="00050c68" officeooo:paragraph-rsid="00050c68"/>
    </style:style>
    <style:style style:name="P35" style:family="paragraph" style:parent-style-name="Standard">
      <style:paragraph-properties fo:break-before="page"/>
      <style:text-properties officeooo:rsid="00089c5b" officeooo:paragraph-rsid="00089c5b"/>
    </style:style>
    <style:style style:name="P36" style:family="paragraph" style:parent-style-name="Standard">
      <style:paragraph-properties fo:break-before="page"/>
      <style:text-properties style:text-underline-style="solid" style:text-underline-width="auto" style:text-underline-color="font-color" fo:font-weight="bold" officeooo:rsid="000ac470" officeooo:paragraph-rsid="000ac470" style:font-weight-asian="bold" style:font-weight-complex="bold"/>
    </style:style>
    <style:style style:name="P37" style:family="paragraph" style:parent-style-name="Standard">
      <style:paragraph-properties fo:break-before="page"/>
      <style:text-properties style:text-underline-style="solid" style:text-underline-width="auto" style:text-underline-color="font-color" fo:font-weight="bold" officeooo:rsid="0007694a" officeooo:paragraph-rsid="0007694a" style:font-weight-asian="bold" style:font-weight-complex="bold"/>
    </style:style>
    <style:style style:name="P38" style:family="paragraph" style:parent-style-name="Standard" style:list-style-name="L1">
      <style:text-properties style:text-underline-style="solid" style:text-underline-width="auto" style:text-underline-color="font-color" fo:font-weight="normal" officeooo:rsid="000ac470" officeooo:paragraph-rsid="000ac470" style:font-weight-asian="normal" style:font-weight-complex="normal"/>
    </style:style>
    <style:style style:name="P39" style:family="paragraph" style:parent-style-name="Standard" style:list-style-name="L1">
      <style:text-properties style:text-underline-style="solid" style:text-underline-width="auto" style:text-underline-color="font-color" fo:font-weight="normal" officeooo:rsid="000ac470" officeooo:paragraph-rsid="000ba6a6" style:font-weight-asian="normal" style:font-weight-complex="normal"/>
    </style:style>
    <style:style style:name="P40" style:family="paragraph" style:parent-style-name="Standard" style:list-style-name="L2">
      <style:text-properties officeooo:rsid="000ba6a6" officeooo:paragraph-rsid="000ba6a6"/>
    </style:style>
    <style:style style:name="P41" style:family="paragraph" style:parent-style-name="Standard" style:list-style-name="L3">
      <style:text-properties officeooo:rsid="000ba6a6" officeooo:paragraph-rsid="000ba6a6"/>
    </style:style>
    <style:style style:name="P42" style:family="paragraph" style:parent-style-name="Standard" style:list-style-name="L4">
      <style:text-properties officeooo:rsid="000ba6a6" officeooo:paragraph-rsid="000ba6a6"/>
    </style:style>
    <style:style style:name="P43" style:family="paragraph" style:parent-style-name="Standard" style:list-style-name="L5">
      <style:text-properties officeooo:rsid="000ba6a6" officeooo:paragraph-rsid="000ba6a6"/>
    </style:style>
    <style:style style:name="P44" style:family="paragraph" style:parent-style-name="Standard" style:list-style-name="L6">
      <style:text-properties officeooo:rsid="000c846f" officeooo:paragraph-rsid="000c846f"/>
    </style:style>
    <style:style style:name="P45" style:family="paragraph" style:parent-style-name="Standard" style:list-style-name="L7">
      <style:text-properties officeooo:rsid="000c846f" officeooo:paragraph-rsid="000c846f"/>
    </style:style>
    <style:style style:name="P46" style:family="paragraph" style:parent-style-name="Standard">
      <style:text-properties style:text-underline-style="none" fo:font-weight="normal" officeooo:rsid="000ddb8d" officeooo:paragraph-rsid="000ddb8d" style:font-weight-asian="normal" style:font-weight-complex="normal"/>
    </style:style>
    <style:style style:name="P47" style:family="paragraph" style:parent-style-name="Standard">
      <style:text-properties style:text-underline-style="none" fo:font-weight="normal" officeooo:rsid="000fc95f" officeooo:paragraph-rsid="000fc95f" style:font-weight-asian="normal" style:font-weight-complex="normal"/>
    </style:style>
    <style:style style:name="P48" style:family="paragraph" style:parent-style-name="Standard" style:list-style-name="L9">
      <style:text-properties officeooo:rsid="0007694a" officeooo:paragraph-rsid="0007694a"/>
    </style:style>
    <style:style style:name="T1" style:family="text">
      <style:text-properties officeooo:rsid="0002f571"/>
    </style:style>
    <style:style style:name="T2" style:family="text">
      <style:text-properties officeooo:rsid="00035149"/>
    </style:style>
    <style:style style:name="T3" style:family="text">
      <style:text-properties officeooo:rsid="00050c68"/>
    </style:style>
    <style:style style:name="T4" style:family="text">
      <style:text-properties officeooo:rsid="0005cc0a"/>
    </style:style>
    <style:style style:name="T5" style:family="text">
      <style:text-properties officeooo:rsid="0007694a"/>
    </style:style>
    <style:style style:name="T6" style:family="text">
      <style:text-properties officeooo:rsid="000881f7"/>
    </style:style>
    <style:style style:name="T7" style:family="text">
      <style:text-properties officeooo:rsid="0008e2f4"/>
    </style:style>
    <style:style style:name="T8" style:family="text">
      <style:text-properties officeooo:rsid="00097a8e"/>
    </style:style>
    <style:style style:name="T9" style:family="text">
      <style:text-properties officeooo:rsid="000ac470"/>
    </style:style>
    <style:style style:name="T10" style:family="text">
      <style:text-properties style:text-underline-style="none"/>
    </style:style>
    <style:style style:name="T11" style:family="text">
      <style:text-properties style:text-underline-style="none" officeooo:rsid="000ba6a6"/>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0ddb8d" style:font-weight-asian="normal" style:font-weight-complex="normal"/>
    </style:style>
    <style:style style:name="T14" style:family="text">
      <style:text-properties officeooo:rsid="000ba6a6"/>
    </style:style>
    <style:style style:name="T15" style:family="text">
      <style:text-properties fo:font-style="normal" fo:font-weight="bold" officeooo:rsid="000881f7" style:font-style-asian="normal" style:font-weight-asian="bold" style:font-style-complex="normal" style:font-weight-complex="bold"/>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bold" officeooo:rsid="00097a8e" style:font-weight-asian="bold" style:font-weight-complex="bold"/>
    </style:style>
    <style:style style:name="T18" style:family="text">
      <style:text-properties officeooo:rsid="000ddb8d"/>
    </style:style>
    <style:style style:name="T19" style:family="text">
      <style:text-properties fo:font-weight="bold" style:font-weight-asian="bold" style:font-weight-complex="bold"/>
    </style:style>
    <style:style style:name="T20" style:family="text">
      <style:text-properties fo:font-weight="bold" officeooo:rsid="000881f7" style:font-weight-asian="bold" style:font-weight-complex="bold"/>
    </style:style>
    <style:style style:name="T21" style:family="text">
      <style:text-properties officeooo:rsid="000e2c86"/>
    </style:style>
    <style:style style:name="T22" style:family="text">
      <style:text-properties officeooo:rsid="000f67be"/>
    </style:style>
    <style:style style:name="T23" style:family="text">
      <style:text-properties officeooo:rsid="000fc95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ZSOU</text:span><text:span text:style-name="T3">ND </text:span><text:span text:style-name="T18">(0.01 alpha) Documentation</text:span></text:p>
      <text:p text:style-name="P1"/>
      <text:p text:style-name="P18">Overview:</text:p>
      <text:p text:style-name="P1"/>
      <text:p text:style-name="P1"><text:span text:style-name="T2">Z</text:span>sound is a collection of library routines, data format specifications, <text:span text:style-name="T3">and a tool chain</text:span> for the creation, storage, and playback of sound on the Commander X16 retro computer. Currently, the library only supports music playback in ZSM stream format. <text:span text:style-name="T2">Over time, this will be expanded to allow for SFX playback and a general-purpose set of API calls for simple direct commands to the audio chips of the X16.</text:span></text:p>
      <text:p text:style-name="P1"/>
      <text:p text:style-name="P19">ZSOUND Design <text:span text:style-name="T9">Philosophy:</text:span></text:p>
      <text:p text:style-name="P2"/>
      <text:p text:style-name="P2">The library’s core feature is a set of audio stream formats optimized for fast playback with low CPU overhead. The goal is to provide audio functionality with a low CPU overhead. As such, the audio formats utilized by the library are pre-rendered streams of chip commands for the Yamaha YM2151 (OPM), the VERA PSG, and the VERA PCM FIFO. <text:span text:style-name="T3">The audio formats can be considered as falling into 4 categories: Music, FM sound effects, PSG sound effects, PCM digital audio clips (digis), and OPM instrument patches. Each of these is unique from the others in storage format, stream format, and playback requirements, as each chip has a unique set of challenges associated with its use.</text:span></text:p>
      <text:p text:style-name="P2"/>
      <text:p text:style-name="P18">API:</text:p>
      <text:p text:style-name="P3"/>
      <text:p text:style-name="P3">The sound library is currently useful for assembly language in the cc65 platform. Once the core set of functions is completed, a<text:span text:style-name="T8">n</text:span> API <text:span text:style-name="T8">for C </text:span>will be the next goal so that the library is useful to an even wider community of enthusiasts and developers for the Commander X16. <text:span text:style-name="T8">If other language developers wish</text:span></text:p>
      <text:p text:style-name="P14">to create headers for other languages such as Prog8, this is encouraged.</text:p>
      <text:p text:style-name="P14"/>
      <text:p text:style-name="P15">The current “API” such that it is, is a set of function calls used to initialize the player, start a song, stop a song, and a function call “playmusic” which should be called once per frame (or at whatever rate the ZSM file has specified) in order to advance the playback of the music. All functions are designed to be used outside of IRQ handlers, as they often clobber many registers, data ports, and the bank register.</text:p>
      <text:p text:style-name="P14"/>
      <text:p text:style-name="P15">In the future, there will be similar calls for SFX playback, and eventually a “frontend” API which will be heavier weight, but simplify tasks for the programmer by allowing for features such as music channel preemption, volume manipulation, file loading and indexing, etc.</text:p>
      <text:p text:style-name="P3"/>
      <text:p text:style-name="P18">Music:</text:p>
      <text:p text:style-name="P3"/>
      <text:p text:style-name="P3">Zsound’s current core functionality is the playback of music in the ZSM format which is currently capable of playing music on the OPM and PSG chips. PCM support is intended and space has been reserved in the format to provide this functionality once the ideal command set and data reference methodology has been explored and tested.</text:p>
      <text:p text:style-name="P3"/>
      <text:p text:style-name="P3"/>
      <text:p text:style-name="P36">Using ZSOUND:</text:p>
      <text:p text:style-name="P27"/>
      <text:p text:style-name="P24">Functions:</text:p>
      <text:list xml:id="list439787595" text:style-name="L1">
        <text:list-item>
          <text:p text:style-name="P38">init_player<text:span text:style-name="T10"><text:tab/></text:span><text:span text:style-name="T11">Call once at the beginning of your program.</text:span></text:p>
        </text:list-item>
        <text:list-item>
          <text:p text:style-name="P38">startmusic<text:span text:style-name="T10"><text:tab/></text:span><text:span text:style-name="T11">Call this to set the data pointer for a song, and begin playing it.</text:span></text:p>
        </text:list-item>
        <text:list-item>
          <text:p text:style-name="P38"><text:span text:style-name="T14">s</text:span>topmusic<text:span text:style-name="T10"><text:tab/></text:span><text:span text:style-name="T11">Call this to halt music playback and silence the channels used by the song.</text:span></text:p>
        </text:list-item>
        <text:list-item>
          <text:p text:style-name="P39"><text:span text:style-name="T14">p</text:span>laymusic<text:span text:style-name="T10"><text:tab/></text:span><text:span text:style-name="T11">Call this once per frame (or at whatever rate is specified by the song played)</text:span></text:p>
        </text:list-item>
      </text:list>
      <text:p text:style-name="P3"/>
      <text:p text:style-name="P31">init_player: no arguments, no returns</text:p>
      <text:p text:style-name="P31"/>
      <text:p text:style-name="P31">startmusic:</text:p>
      <text:list xml:id="list2058583920" text:style-name="L2">
        <text:list-item>
          <text:p text:style-name="P40">Arguments:</text:p>
        </text:list-item>
      </text:list>
      <text:list xml:id="list2930615867" text:style-name="L3">
        <text:list-item>
          <text:p text:style-name="P41">A:<text:tab/>starting bank number of the song to be played</text:p>
        </text:list-item>
        <text:list-item>
          <text:p text:style-name="P41">X/Y:<text:tab/>low/high byte of the RAM address (absolute) where the ZSM file was loaded.</text:p>
        </text:list-item>
      </text:list>
      <text:p text:style-name="P31"/>
      <text:list xml:id="list121626434738967" text:continue-numbering="true" text:style-name="L3">
        <text:list-item>
          <text:p text:style-name="P41">Returns: Carry flag: set if failure, clear if successful</text:p>
        </text:list-item>
      </text:list>
      <text:p text:style-name="P31"/>
      <text:p text:style-name="P31">stopmusic:</text:p>
      <text:list xml:id="list1963233073" text:style-name="L4">
        <text:list-item>
          <text:p text:style-name="P42">Arguments: none</text:p>
        </text:list-item>
        <text:list-item>
          <text:p text:style-name="P42">Returns: none</text:p>
        </text:list-item>
      </text:list>
      <text:p text:style-name="P31"/>
      <text:p text:style-name="P31">playmusic:</text:p>
      <text:list xml:id="list2368224063" text:style-name="L5">
        <text:list-item>
          <text:p text:style-name="P43">Arguments: none</text:p>
        </text:list-item>
        <text:list-item>
          <text:p text:style-name="P43">Returns: carry flag: set if song reached end-of-data and stopped or looped during this pass</text:p>
        </text:list-item>
      </text:list>
      <text:p text:style-name="P31"/>
      <text:p text:style-name="P32">To use zsound in your project, you should include zsound.inc in any project files which call these functions. When building your project, any files which include zsound.inc should also include zsound.lib in the build command.</text:p>
      <text:p text:style-name="P32"/>
      <text:p text:style-name="P32">Example: (direct reference to lib and inc files)</text:p>
      <text:p text:style-name="P32"><text:tab/>cl65 -t cx16 -o MYPROG.PRG myprog.asm path/to/zsound.lib</text:p>
      <text:p text:style-name="P32"><text:tab/>This example assumes that in myprog.asm, there is a line .include “/path/to/zsound.inc”</text:p>
      <text:p text:style-name="P32"/>
      <text:p text:style-name="P32">Example2: (zsound.lib installed on the system and added to cl65’s paths)</text:p>
      <text:p text:style-name="P32"><text:tab/>same command as above, add -L path/to/zsound.lib and –asm-include path/to/zsound.inc</text:p>
      <text:p text:style-name="P32"><text:tab/>to the build command, and now you can specify zsound.lib without any path:</text:p>
      <text:p text:style-name="P32"><text:tab/>cl65 …. -o MYPROG.PRG myprog.asm zsound.lib</text:p>
      <text:p text:style-name="P32"><text:tab/>Furthermore, the .include may be simply .include “zsound.inc”</text:p>
      <text:p text:style-name="P32"/>
      <text:p text:style-name="P33">Basic usage:</text:p>
      <text:list xml:id="list1676831420" text:style-name="L6">
        <text:list-item>
          <text:p text:style-name="P44">call init_player</text:p>
        </text:list-item>
      </text:list>
      <text:list xml:id="list1306404373" text:style-name="L7">
        <text:list-item>
          <text:p text:style-name="P45">load ZSM file to HI RAM, e.g. 0xA000,bank 2</text:p>
        </text:list-item>
        <text:list-item>
          <text:p text:style-name="P45">set up a timing source such as VSYNC IRQ – but do not call playmusic in the handler</text:p>
          <text:list>
            <text:list-item>
              <text:p text:style-name="P45">make the handler set a semaphore value somewhere in memory. When the main loop</text:p>
            </text:list-item>
            <text:list-item>
              <text:p text:style-name="P45">sees the semaphore is set, call playmusic when convenient and clear the semaphore</text:p>
            </text:list-item>
            <text:list-item>
              <text:p text:style-name="P45">e.g.: FRAMEREADY=$22 … main loop: LDA 1 , STA FRAMEREADY</text:p>
            </text:list-item>
            <text:list-item>
              <text:p text:style-name="P45">IRQ handler: STZ FRAMEREADY ; JMP KERNAL</text:p>
            </text:list-item>
          </text:list>
        </text:list-item>
        <text:list-item>
          <text:p text:style-name="P45">set A=0x02, X=0x00, and Y=0xA0 and then JSR startmusic</text:p>
        </text:list-item>
        <text:list-item>
          <text:p text:style-name="P45">wait for FRAMEREADY to be non-zero before calling playmusic</text:p>
        </text:list-item>
      </text:list>
      <text:p text:style-name="P23"><text:soft-page-break/>Building ZSOUND:</text:p>
      <text:p text:style-name="P28"/>
      <text:p text:style-name="P25">Linux:</text:p>
      <text:p text:style-name="P25"/>
      <text:p text:style-name="P28">Simply enter the main zsound directory and type “make lib”</text:p>
      <text:p text:style-name="P28">This will <text:span text:style-name="T23">build compatible modules for both R38 and R39 and include them in zsound.lib</text:span></text:p>
      <text:p text:style-name="P28"/>
      <text:p text:style-name="P47">The zsound.lib archive will contain compatible builds for both emulator revisions R38 (the current official release version) and R39 (the current repo snapshot). This is to make it easy to use the library for either built target in your projects. There is no need to build separate library files.</text:p>
      <text:p text:style-name="P28"/>
      <text:p text:style-name="P25">Windows:</text:p>
      <text:p text:style-name="P28"/>
      <text:p text:style-name="P28">No idea how to build this in Windows per se… most likely the command line syntax of cl65 matches between Windows and Linux, so the build process should be the same, provided that you have a copy of make installed. If not, you will <text:span text:style-name="T21">likely</text:span> need to compile the project by hand.</text:p>
      <text:p text:style-name="P28"/>
      <text:p text:style-name="P29">Do this once for each .asm file:</text:p>
      <text:p text:style-name="P29">cl65 -t cx16 -C zsound.cfg -c filename.asm</text:p>
      <text:p text:style-name="P29">Then add the resulting files to zsound.lib:</text:p>
      <text:p text:style-name="P29">ar65 zsound.lib a filename.o</text:p>
      <text:p text:style-name="P29"/>
      <text:p text:style-name="P29">If building for r38, you will need to add to the cl65 command: --asm-define REV=38</text:p>
      <text:p text:style-name="P28"/>
      <text:p text:style-name="P28">(pull requests providing a Windows build script are welcome)</text:p>
      <text:p text:style-name="P28"/>
      <text:p text:style-name="P29">If you can’t get it to build, just use the release zip available on CommanderX16.Com which contains the .lib and .inc files</text:p>
      <text:p text:style-name="P29"/>
      <text:p text:style-name="P26">Mac:</text:p>
      <text:p text:style-name="P26"/>
      <text:p text:style-name="P30">Probably has make available on the system. It should work. I know less about MAC than I know about Windows building. YMMV. (sorry)</text:p>
      <text:p text:style-name="P34"><text:span text:style-name="T17">ZSOUND </text:span><text:span text:style-name="T16">Data formats:</text:span></text:p>
      <text:p text:style-name="P3"/>
      <text:p text:style-name="P3">ZSM:<text:tab/>Zerosound Streaming Music</text:p>
      <text:p text:style-name="P13">ZSG:<text:tab/>Zerosound pSG sound effects</text:p>
      <text:p text:style-name="P13">ZFX:<text:tab/>Zerosound Fm sfX</text:p>
      <text:p text:style-name="P13">YMP:<text:tab/>YM2151 Patch data</text:p>
      <text:p text:style-name="P3"/>
      <text:p text:style-name="P17">ZSM format specification:</text:p>
      <text:p text:style-name="P4"/>
      <text:p text:style-name="P4">ZSM is a format standard specifying both a data stream format and a file header and layout format designed to be loaded into and played back from HIRAM bank windows. The stream format is suitable for playback from any region of memory, but the playback routine assumes HIRAM is in use, and any ZSM stream of more than 8k in size would cause the library’s playback routine to handle it improperly, assuming a bank wrap at the nearest 8k boundary in memory.</text:p>
      <text:p text:style-name="P4"/>
      <text:p text:style-name="P15">PRG HEADER | ZSM HEADER | ZSM STREAM | (optional) PCM HEADER | PCM DATA</text:p>
      <text:p text:style-name="P3"/>
      <text:p text:style-name="P3">The first 16 bytes of a ZSM file are header data. (the actual file on disk will also have the 2-byte PRG header which is not considered as being a part of the ZSM file, as these two bytes are ignored by the Kernal during a LOAD. If you load a ZSM file using custom load routines, your routine should skip the two PRG header bytes.</text:p>
      <text:p text:style-name="P3">ZSM format specification (continued):</text:p>
      <text:p text:style-name="P3"/>
      <text:p text:style-name="P3">All 16-bit values specified are little endian order unless otherwise noted. A ZSM file is comprised of 4 segments: Header (16 bytes), ZSM stream data (variable), PCM header (to be determined), PCM data (variable).</text:p>
      <text:p text:style-name="P3"/>
      <text:p text:style-name="P3">Header:</text:p>
      <text:p text:style-name="P3">Bytes 0-<text:span text:style-name="T22">2</text:span>: Loop offset. Relative to start-of-file (not start-of-zsm data). The first two bytes are the “window offset” and the third byte is the “bank offset.” If the loop <text:span text:style-name="T4">offset</text:span> is 0x<text:span text:style-name="T4">00 0x01 0x01, this indicates that the loop point is 0x100 bytes higher in memory than the load point, and one bank above the starting bank. If the file is loaded at 0xA000, bank 2, then the loop point is 0xA100, bank 3.</text:span></text:p>
      <text:p text:style-name="P5">Bank offset value of 0xFF means that the stream does not loop and should terminate playback when reached.</text:p>
      <text:p text:style-name="P3"/>
      <text:p text:style-name="P5">Bytes <text:span text:style-name="T22">3</text:span>-<text:span text:style-name="T22">5</text:span>: PCM offset. Format is the same as Loop offset, but points to the first byte of the PCM header. All-zeroes or bank offset=0xFF indicate no PCM data or header is present.</text:p>
      <text:p text:style-name="P5"/>
      <text:p text:style-name="P5">Byte <text:span text:style-name="T22">6</text:span>: FM channels used. Bit 0-7 are set if the corresponding OPM channel is used by the music.</text:p>
      <text:p text:style-name="P5"/>
      <text:p text:style-name="P5">Bytes <text:span text:style-name="T22">7</text:span>-<text:span text:style-name="T22">8</text:span>: PSG channels used. Bits 0-15 are set if the corresponding PSG channel is used by the music.</text:p>
      <text:p text:style-name="P5"/>
      <text:p text:style-name="P6"><text:span text:style-name="T4">Bytes </text:span><text:span text:style-name="T22">9</text:span><text:span text:style-name="T4">-1</text:span><text:span text:style-name="T22">0</text:span><text:span text:style-name="T4">: </text:span><text:span text:style-name="T5">Playback rate in Hz. The value of 1 “tick” of delay = 1/rate seconds of delay.</text:span></text:p>
      <text:p text:style-name="P6"/>
      <text:p text:style-name="P7">Bytes 1<text:span text:style-name="T22">1</text:span>-15: RESERVED for future use</text:p>
      <text:p text:style-name="P5"/>
      <text:p text:style-name="P7"/>
      <text:p text:style-name="P37">ZSM music data stream format:</text:p>
      <text:p text:style-name="P7"/>
      <text:list xml:id="list2457888092" text:style-name="L9">
        <text:list-item>
          <text:p text:style-name="P48">CMD (1 byte), DATA (variable), CMD, DATA, … , 0x80 (end of stream)</text:p>
        </text:list-item>
      </text:list>
      <text:p text:style-name="P7"/>
      <text:p text:style-name="P21">CMD (command) format:</text:p>
      <text:p text:style-name="P21"/>
      <text:p text:style-name="P7">0x00-0x3F:<text:tab/>PSG write. CMD is the register offset of the VERA PSG to be written, and the following</text:p>
      <text:p text:style-name="P7"><text:tab/><text:tab/>1 byte is the value to be written into the PSG register. The register is to be considered as</text:p>
      <text:p text:style-name="P7"><text:tab/><text:tab/>an offset from 0x1F9C0 which is the first PSG register. Thus 0-3 are voice 0,</text:p>
      <text:p text:style-name="P7"><text:tab/><text:tab/>4-7 are voice 1, etc.</text:p>
      <text:p text:style-name="P7"/>
      <text:p text:style-name="P7">0x40:<text:tab/><text:tab/>PCM command. The next 4 bytes are the PCM command. Zsound currnently ignores</text:p>
      <text:p text:style-name="P7"><text:tab/><text:tab/>these commands and simply advances 4 bytes to the next CMD. The format of the</text:p>
      <text:p text:style-name="P7"><text:tab/><text:tab/>following 4 bytes is yet to be determined.</text:p>
      <text:p text:style-name="P7"/>
      <text:p text:style-name="P7">0x41-0x7F:<text:tab/>FM write. Bits 0-6 specify a value N. Follwwing this command are N reg/val pairs to be</text:p>
      <text:p text:style-name="P7"><text:tab/><text:tab/>written into the YM2151. <text:span text:style-name="T6">E</text:span>ach reg/val pair is two bytes. <text:span text:style-name="T6">Write </text:span><text:span text:style-name="T15">val</text:span><text:span text:style-name="T6"> into OPM register <text:tab/><text:tab/><text:tab/></text:span><text:span text:style-name="T20">reg</text:span><text:span text:style-name="T6">, repeat N times.</text:span></text:p>
      <text:p text:style-name="P7"/>
      <text:p text:style-name="P7">0x81-0xFF:<text:tab/>Delay. The seven least significant bits give the number of ticks to delay before</text:p>
      <text:p text:style-name="P7"><text:tab/><text:tab/>Proceeding. Delay of zero would be CMD of 0x80 which is the “end of data” token. <text:span text:style-name="T6">All</text:span></text:p>
      <text:p text:style-name="P7"><text:tab/><text:tab/><text:span text:style-name="T6">other values are the number of ticks to delay.</text:span></text:p>
      <text:p text:style-name="P7"/>
      <text:p text:style-name="P7">0x80:<text:tab/><text:tab/>End of data. If the song has <text:span text:style-name="T6">a </text:span>specified a loop, the player should <text:span text:style-name="T6">continue processing</text:span></text:p>
      <text:p text:style-name="P8"><text:tab/><text:tab/><text:span text:style-name="T6">the data at that point immediately (without delaying to the next frame).</text:span></text:p>
      <text:p text:style-name="P9"><text:tab/><text:tab/>If the application wishes to limit the number of loops played, this information and</text:p>
      <text:p text:style-name="P9"><text:tab/><text:tab/>functionality is up to the application designer to handle, as the format does not specify</text:p>
      <text:p text:style-name="P9"><text:tab/><text:tab/>N loops.</text:p>
      <text:p text:style-name="P10"/>
      <text:p text:style-name="P9"><text:span text:style-name="T19">Notes:</text:span> While this document describes the commands in ranges for ease-of-reading and clarity, it is recommended that you consider the CMD as being a bit-masked value. If MSB is set, the CMD is a delay command. If clear, then if bit 6 is set, process as N YM writes, where 0 YM writes = PCM command. If bits 6 and 7 are clear, the CMD is simply a PCM register followed by a PCM value.</text:p>
      <text:p text:style-name="P9"/>
      <text:p text:style-name="P20">PCM Header and Sample Data:<text:span text:style-name="T12"> </text:span><text:span text:style-name="T13">(in ZSM context)</text:span></text:p>
      <text:p text:style-name="P15"/>
      <text:p text:style-name="P15">While these are included in the ZSM specification, it is intended that the PCM portion of the engine and format suite should be capable of working with pure-PCM data files and playback schemes. As such, the header and data in a ZSM file will be identical to those found in dedicated PCM files.</text:p>
      <text:p text:style-name="P15"/>
      <text:p text:style-name="P15">As such, any offset references found in the PCM header should be relative to the location of the start of the PCM header and not to the start of the ZSM file itself. See the section on PCM data format for details.</text:p>
      <text:p text:style-name="P35"><text:span text:style-name="T16">PCM Header and Data format:</text:span> <text:span text:style-name="T7">(not yet supported or specified)</text:span></text:p>
      <text:p text:style-name="P11"/>
      <text:p text:style-name="P12"><text:span text:style-name="T7">While t</text:span>he size and contents of the PCM header have not been determined at this time, <text:span text:style-name="T7">this document includes our thinking in order to generate feedback from the community.</text:span></text:p>
      <text:p text:style-name="P12"/>
      <text:p text:style-name="P12">At the very least, <text:span text:style-name="T7">the PCM header</text:span> should contain a list of offsets pointing at the starting points of the various digi clips contained in the PCM data block, as well as format specifiers giving the 8/16 bit, mono/stereo, and sample rate parameters for each digi. This is speculative as it will take some experimentation with various sources of music containing PCM digis in order to determine what is a useful, reasonable, and efficient way to store and reference them. Note that this document refers to such clips as “digis” in order to disambiguate the usage of the word “sample” which also means 1 discrete PCM sample value. As this second definition is of great significance while discussing PCM playback, “sample” shall refer to one discrete sample, and not be used to mean “an audio sample” e.g. “drum sample.” These will be referred as “digis.” (short for digital audio clip)</text:p>
      <text:p text:style-name="P11"/>
      <text:p text:style-name="P11">It is likely that any offset values stored here will be of the same format as those in the ZSM header, but <text:span text:style-name="T7">be considered as offsets relative to the start of the PCM header. This is to make it possible to have PCM-only sound files that can be loaded outside the context of ZSM. These would be played using API commands to directly control. There would be no need to encode this information into a ZSM music stream. Thus the ZSM stream’s PCM commands are likely to mimic the various API calls.</text:span></text:p>
      <text:p text:style-name="P11"/>
      <text:p text:style-name="P22">PCM Data:</text:p>
      <text:p text:style-name="P11"/>
      <text:p text:style-name="P11">This is likely to be a simple concatenation of all PCM sample data used in the tune. It will be left up to the header to specify any sample rates, bit depths, and stereo/mono formatting requirements. In fact, many sound systems (such as Amiga MOD, Sega arcade PCM, and many others) have varying playback rates, so it is likely for the PCM commands in the ZSM data stream to feature such capabilities.</text:p>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21:05:10.943583154</meta:creation-date>
    <dc:date>2021-12-23T12:16:25.083845817</dc:date>
    <meta:editing-duration>PT29M40S</meta:editing-duration>
    <meta:editing-cycles>6</meta:editing-cycles>
    <meta:generator>LibreOffice/6.4.7.2$Linux_X86_64 LibreOffice_project/40$Build-2</meta:generator>
    <meta:document-statistic meta:table-count="0" meta:image-count="0" meta:object-count="0" meta:page-count="6" meta:paragraph-count="114" meta:word-count="2204" meta:character-count="12491" meta:non-whitespace-character-count="10388"/>
  </office:meta>
</office:document-meta>
</file>